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2.441cm" table:align="center"/>
    </style:style>
    <style:style style:name="Table2.A" style:family="table-column">
      <style:table-column-properties style:column-width="4.145cm"/>
    </style:style>
    <style:style style:name="Table2.B" style:family="table-column">
      <style:table-column-properties style:column-width="2.341cm"/>
    </style:style>
    <style:style style:name="Table2.C" style:family="table-column">
      <style:table-column-properties style:column-width="3.309cm"/>
    </style:style>
    <style:style style:name="Table2.D" style:family="table-column">
      <style:table-column-properties style:column-width="2.646cm"/>
    </style:style>
    <style:style style:name="Table2.1" style:family="table-row">
      <style:table-row-properties fo:background-color="#eeeeee">
        <style:background-image/>
      </style:table-row-properties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style:font-name="Liberation Sans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font-weight="bold" officeooo:rsid="00058c41" officeooo:paragraph-rsid="001585ae" style:font-weight-asian="bold" style:font-weight-complex="bold"/>
    </style:style>
    <style:style style:name="P4" style:family="paragraph" style:parent-style-name="Standard">
      <style:text-properties style:font-name="Liberation Sans" officeooo:rsid="00058c41" officeooo:paragraph-rsid="001585ae"/>
    </style:style>
    <style:style style:name="P5" style:family="paragraph" style:parent-style-name="Standard">
      <style:text-properties style:font-name="Liberation Sans" officeooo:rsid="00058c41" officeooo:paragraph-rsid="00068050"/>
    </style:style>
    <style:style style:name="P6" style:family="paragraph" style:parent-style-name="Standard">
      <style:text-properties style:font-name="Liberation Sans" officeooo:rsid="00058c41" officeooo:paragraph-rsid="0007c7d6"/>
    </style:style>
    <style:style style:name="P7" style:family="paragraph" style:parent-style-name="Standard">
      <style:text-properties style:font-name="Liberation Sans" officeooo:rsid="00058c41" officeooo:paragraph-rsid="00101b92"/>
    </style:style>
    <style:style style:name="P8" style:family="paragraph" style:parent-style-name="Standard">
      <style:text-properties style:font-name="Liberation Sans" officeooo:paragraph-rsid="0007c7d6"/>
    </style:style>
    <style:style style:name="P9" style:family="paragraph" style:parent-style-name="Standard">
      <style:text-properties style:font-name="Liberation Sans" officeooo:rsid="00082f5f" officeooo:paragraph-rsid="00082f5f"/>
    </style:style>
    <style:style style:name="P10" style:family="paragraph" style:parent-style-name="Standard">
      <style:text-properties style:font-name="Liberation Sans" officeooo:rsid="000b5429" officeooo:paragraph-rsid="000b5429"/>
    </style:style>
    <style:style style:name="P11" style:family="paragraph" style:parent-style-name="Standard" style:list-style-name="L2">
      <style:text-properties style:font-name="Liberation Sans" officeooo:rsid="000b5429" officeooo:paragraph-rsid="0017dfc5"/>
    </style:style>
    <style:style style:name="P12" style:family="paragraph" style:parent-style-name="Standard" style:list-style-name="L2">
      <style:text-properties style:font-name="Liberation Sans" officeooo:rsid="0017dfc5" officeooo:paragraph-rsid="0017dfc5"/>
    </style:style>
    <style:style style:name="P13" style:family="paragraph" style:parent-style-name="Standard" style:list-style-name="L2">
      <style:text-properties style:font-name="Liberation Sans" officeooo:rsid="00181d5f" officeooo:paragraph-rsid="00253af0"/>
    </style:style>
    <style:style style:name="P14" style:family="paragraph" style:parent-style-name="Standard" style:list-style-name="L2">
      <style:text-properties style:font-name="Liberation Sans" officeooo:rsid="001bb16e" officeooo:paragraph-rsid="001bb16e"/>
    </style:style>
    <style:style style:name="P15" style:family="paragraph" style:parent-style-name="Standard">
      <style:text-properties style:font-name="Liberation Sans" officeooo:paragraph-rsid="001c0c7b"/>
    </style:style>
    <style:style style:name="P16" style:family="paragraph" style:parent-style-name="Standard">
      <style:text-properties style:font-name="Liberation Sans" officeooo:paragraph-rsid="001c857f"/>
    </style:style>
    <style:style style:name="P17" style:family="paragraph" style:parent-style-name="Standard">
      <style:text-properties style:font-name="Liberation Sans" officeooo:rsid="001ed156" officeooo:paragraph-rsid="001ed156"/>
    </style:style>
    <style:style style:name="P18" style:family="paragraph" style:parent-style-name="Standard" style:list-style-name="L2">
      <style:text-properties style:font-name="Liberation Sans" officeooo:paragraph-rsid="001d6685"/>
    </style:style>
    <style:style style:name="P19" style:family="paragraph" style:parent-style-name="Standard" style:list-style-name="L2"/>
    <style:style style:name="P20" style:family="paragraph" style:parent-style-name="Table_20_Contents">
      <style:paragraph-properties fo:text-align="center" style:justify-single-word="false"/>
      <style:text-properties style:font-name="Liberation Sans"/>
    </style:style>
    <style:style style:name="P21" style:family="paragraph" style:parent-style-name="Table_20_Heading">
      <style:text-properties style:font-name="Liberation Sans"/>
    </style:style>
    <style:style style:name="P22" style:family="paragraph" style:parent-style-name="Table_20_Heading">
      <style:text-properties style:font-name="Liberation Sans" fo:font-size="2pt" style:font-size-asian="2pt" style:font-size-complex="2pt"/>
    </style:style>
    <style:style style:name="P23" style:family="paragraph" style:parent-style-name="Table_20_Heading">
      <style:text-properties style:font-name="Liberation Sans" officeooo:paragraph-rsid="00058c41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58c41"/>
    </style:style>
    <style:style style:name="T3" style:family="text">
      <style:text-properties officeooo:rsid="00058c41"/>
    </style:style>
    <style:style style:name="T4" style:family="text">
      <style:text-properties officeooo:rsid="00068050"/>
    </style:style>
    <style:style style:name="T5" style:family="text">
      <style:text-properties officeooo:rsid="0007c7d6"/>
    </style:style>
    <style:style style:name="T6" style:family="text">
      <style:text-properties fo:color="#008000" loext:opacity="100%" style:font-name="Liberation Mono1" fo:font-size="12pt" style:font-size-asian="12pt"/>
    </style:style>
    <style:style style:name="T7" style:family="text">
      <style:text-properties fo:color="#008000" loext:opacity="100%" style:font-name="Liberation Mono1" fo:font-size="12pt" officeooo:rsid="00101b92" style:font-size-asian="12pt"/>
    </style:style>
    <style:style style:name="T8" style:family="text">
      <style:text-properties fo:color="#008000" loext:opacity="100%" style:font-name="Liberation Mono1" fo:font-size="12pt" officeooo:rsid="00177190" style:font-size-asian="12pt"/>
    </style:style>
    <style:style style:name="T9" style:family="text">
      <style:text-properties fo:color="#008000" loext:opacity="100%" style:font-name="Liberation Mono1" fo:font-size="12pt" officeooo:rsid="00232bdc" style:font-size-asian="12pt"/>
    </style:style>
    <style:style style:name="T10" style:family="text">
      <style:text-properties fo:color="#008000" loext:opacity="100%" fo:font-size="12pt" style:font-size-asian="12pt"/>
    </style:style>
    <style:style style:name="T11" style:family="text">
      <style:text-properties fo:color="#008000" loext:opacity="100%" fo:font-size="12pt" officeooo:rsid="00177190" style:font-size-asian="12pt"/>
    </style:style>
    <style:style style:name="T12" style:family="text">
      <style:text-properties fo:color="#008000" loext:opacity="100%" fo:font-size="12pt" officeooo:rsid="00101b92" style:font-size-asian="12pt"/>
    </style:style>
    <style:style style:name="T13" style:family="text">
      <style:text-properties fo:color="#008000" loext:opacity="100%" fo:font-size="12pt" officeooo:rsid="00232bdc" style:font-size-asian="12pt"/>
    </style:style>
    <style:style style:name="T14" style:family="text">
      <style:text-properties fo:color="#1e90ff" loext:opacity="100%" style:font-name="Liberation Mono1" fo:font-size="12pt" style:font-size-asian="12pt"/>
    </style:style>
    <style:style style:name="T15" style:family="text">
      <style:text-properties fo:color="#1e90ff" loext:opacity="100%" fo:font-size="12pt" style:font-size-asian="12pt"/>
    </style:style>
    <style:style style:name="T16" style:family="text">
      <style:text-properties fo:color="#d2691e" loext:opacity="100%" style:font-name="Liberation Mono1" fo:font-size="12pt" style:font-size-asian="12pt"/>
    </style:style>
    <style:style style:name="T17" style:family="text">
      <style:text-properties fo:color="#d2691e" loext:opacity="100%" fo:font-size="12pt" style:font-size-asian="12pt"/>
    </style:style>
    <style:style style:name="T18" style:family="text">
      <style:text-properties fo:color="#30a89c" loext:opacity="100%" style:font-name="Liberation Mono1" fo:font-size="12pt" style:font-size-asian="12pt"/>
    </style:style>
    <style:style style:name="T19" style:family="text">
      <style:text-properties fo:color="#30a89c" loext:opacity="100%" fo:font-size="12pt" style:font-size-asian="12pt"/>
    </style:style>
    <style:style style:name="T20" style:family="text">
      <style:text-properties officeooo:rsid="00098600"/>
    </style:style>
    <style:style style:name="T21" style:family="text">
      <style:text-properties officeooo:rsid="000b5429"/>
    </style:style>
    <style:style style:name="T22" style:family="text">
      <style:text-properties officeooo:rsid="00101b92"/>
    </style:style>
    <style:style style:name="T23" style:family="text">
      <style:text-properties officeooo:rsid="001585ae"/>
    </style:style>
    <style:style style:name="T24" style:family="text">
      <style:text-properties officeooo:rsid="00163ec9"/>
    </style:style>
    <style:style style:name="T25" style:family="text">
      <style:text-properties officeooo:rsid="00177190"/>
    </style:style>
    <style:style style:name="T26" style:family="text">
      <style:text-properties officeooo:rsid="0017dfc5"/>
    </style:style>
    <style:style style:name="T27" style:family="text">
      <style:text-properties officeooo:rsid="00181d5f"/>
    </style:style>
    <style:style style:name="T28" style:family="text">
      <style:text-properties officeooo:rsid="001936e4"/>
    </style:style>
    <style:style style:name="T29" style:family="text">
      <style:text-properties officeooo:rsid="001a42b7"/>
    </style:style>
    <style:style style:name="T30" style:family="text">
      <style:text-properties officeooo:rsid="001bb16e"/>
    </style:style>
    <style:style style:name="T31" style:family="text">
      <style:text-properties officeooo:rsid="001c0c7b"/>
    </style:style>
    <style:style style:name="T32" style:family="text">
      <style:text-properties officeooo:rsid="001c857f"/>
    </style:style>
    <style:style style:name="T33" style:family="text">
      <style:text-properties officeooo:rsid="001d6685"/>
    </style:style>
    <style:style style:name="T34" style:family="text">
      <style:text-properties officeooo:rsid="001dcc4d"/>
    </style:style>
    <style:style style:name="T35" style:family="text">
      <style:text-properties officeooo:rsid="001ed156"/>
    </style:style>
    <style:style style:name="T36" style:family="text">
      <style:text-properties officeooo:rsid="0020b829"/>
    </style:style>
    <style:style style:name="T37" style:family="text">
      <style:text-properties officeooo:rsid="0021c85a"/>
    </style:style>
    <style:style style:name="T38" style:family="text">
      <style:text-properties officeooo:rsid="00232bdc"/>
    </style:style>
    <style:style style:name="T39" style:family="text">
      <style:text-properties style:font-name="Liberation Serif"/>
    </style:style>
    <style:style style:name="T40" style:family="text">
      <style:text-properties style:font-name="Liberation Serif" officeooo:rsid="00058c41"/>
    </style:style>
    <style:style style:name="T41" style:family="text">
      <style:text-properties officeooo:rsid="00259bd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uld you use Pull-ups?</text:p>
      <text:p text:style-name="P2"/>
      <text:p text:style-name="P3"><text:span text:style-name="T23">TL;DR: AI offered some advice on configuration of unused pins, with outputs low or inputs as ADC to lower current drain. </text:span><text:span text:style-name="T35">Personally, I didn’t find it worth the gain and prefer t</text:span><text:span text:style-name="T37">he simplicity of</text:span><text:span text:style-name="T35"> pull-ups. </text:span><text:span text:style-name="T23">It was fun to investigate and </text:span><text:span text:style-name="T24">my </text:span><text:span text:style-name="T23">results </text:span><text:span text:style-name="T25">are </text:span><text:span text:style-name="T23">here </text:span><text:span text:style-name="T25">along with </text:span><text:span text:style-name="T34">a </text:span><text:span text:style-name="T25">quirk so please add any </text:span><text:span text:style-name="T38">comments or </text:span><text:span text:style-name="T25">wisdom</text:span><text:span text:style-name="T23">. </text:span><text:span text:style-name="T35"><text:s/></text:span></text:p>
      <text:p text:style-name="P4"/>
      <text:p text:style-name="P4">A couple of spare pins on my 20M2 led me to think, whether there was any benefit to making them outputs, instead of assigning pull-ups. A quick google led to a<text:span text:style-name="T24">n</text:span> interesting and plausible AI response, shown below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1">Power Draw</text:p>
          </table:table-cell>
          <table:table-cell table:style-name="Table2.A1" office:value-type="string">
            <text:p text:style-name="P23">Safety</text:p>
            <text:p text:style-name="P23">(during debug)</text:p>
          </table:table-cell>
          <table:table-cell table:style-name="Table2.D1" office:value-type="string">
            <text:p text:style-name="P21">EMI Protection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T1">Output Low</text:span></text:span></text:p>
          </table:table-cell>
          <table:table-cell table:style-name="Table2.A2" office:value-type="string">
            <text:p text:style-name="P20">Very Low</text:p>
          </table:table-cell>
          <table:table-cell table:style-name="Table2.A2" office:value-type="string">
            <text:p text:style-name="P20">Moderate</text:p>
          </table:table-cell>
          <table:table-cell table:style-name="Table2.D2" office:value-type="string">
            <text:p text:style-name="P20">Excellent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T1">Input w</text:span></text:span><text:span text:style-name="Strong_20_Emphasis"><text:span text:style-name="T2">ith</text:span></text:span><text:span text:style-name="Strong_20_Emphasis"><text:span text:style-name="T1"> Pull-up</text:span></text:span></text:p>
          </table:table-cell>
          <table:table-cell table:style-name="Table2.A2" office:value-type="string">
            <text:p text:style-name="P20">Low</text:p>
          </table:table-cell>
          <table:table-cell table:style-name="Table2.A2" office:value-type="string">
            <text:p text:style-name="P20">High</text:p>
          </table:table-cell>
          <table:table-cell table:style-name="Table2.D2" office:value-type="string">
            <text:p text:style-name="P20">Good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T2">Input as ADC</text:span></text:span></text:p>
          </table:table-cell>
          <table:table-cell table:style-name="Table2.A2" office:value-type="string">
            <text:p text:style-name="P20">Lowest</text:p>
          </table:table-cell>
          <table:table-cell table:style-name="Table2.A2" office:value-type="string">
            <text:p text:style-name="P20">High</text:p>
          </table:table-cell>
          <table:table-cell table:style-name="Table2.D2" office:value-type="string">
            <text:p text:style-name="P20">Good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T1">Floating</text:span></text:span></text:p>
          </table:table-cell>
          <table:table-cell table:style-name="Table2.A2" office:value-type="string">
            <text:p text:style-name="P20">High</text:p>
          </table:table-cell>
          <table:table-cell table:style-name="Table2.A2" office:value-type="string">
            <text:p text:style-name="P20">Low (High Risk)</text:p>
          </table:table-cell>
          <table:table-cell table:style-name="Table2.D2" office:value-type="string">
            <text:p text:style-name="P20">Terrible</text:p>
          </table:table-cell>
        </table:table-row>
      </table:table>
      <text:p text:style-name="P2"/>
      <text:p text:style-name="P5"><text:span text:style-name="T24">I was hooked</text:span>! <text:span text:style-name="T37">Outputs had l</text:span>ower power draw and lower EMI, <text:span text:style-name="T24">although there’s more outputs so more risk of accidental shorts</text:span>. Or go one step further, set the pins as ADC inputs and get even lower power consumption <text:span text:style-name="T4">by disabling the digital input circuitry </text:span><text:span text:style-name="T25">without the output risk</text:span>. <text:span text:style-name="T4">Clearly I needed to play, and spoiler alert, it </text:span><text:span text:style-name="T24">didn’t save an awful lot power!</text:span></text:p>
      <text:p text:style-name="P5"/>
      <text:p text:style-name="P6"><text:span text:style-name="T4">With 100 ohm </text:span><text:span text:style-name="T33">ohm </text:span><text:span text:style-name="T4">resistor on the +5.0V supply, I used a bench multimeter to measure the voltage drop and derive the supply current, </text:span><text:span text:style-name="T25">later I replaced the</text:span><text:span text:style-name="T4"> </text:span><text:span text:style-name="T25">resistor with 1k ohm </text:span><text:span text:style-name="T33">for</text:span><text:span text:style-name="T25"> </text:span><text:span text:style-name="T33">better </text:span><text:span text:style-name="T25">range.</text:span><text:span text:style-name="T4"> </text:span><text:span text:style-name="T5">Th</text:span><text:span text:style-name="T25">e test </text:span><text:span text:style-name="T5">program </text:span><text:span text:style-name="T25">followed this template that </text:span><text:span text:style-name="T5">consumed 9 bytes and different commands were inserted just above Main:</text:span></text:p>
      <text:p text:style-name="P6"/>
      <text:p text:style-name="P2" loext:marker-style-name="T16"><text:span text:style-name="T15">#picaxe 20M2</text:span></text:p>
      <text:p text:style-name="P2" loext:marker-style-name="T16"><text:span text:style-name="T15">#no_data</text:span></text:p>
      <text:p text:style-name="P2" loext:marker-style-name="T16"><text:span text:style-name="T17"/></text:p>
      <text:p text:style-name="P2" loext:marker-style-name="T16"><text:span text:style-name="T10">'</text:span><text:span text:style-name="T11">Nine</text:span><text:span text:style-name="T12"> REM blocks are placed here to show the </text:span><text:span text:style-name="T11">9</text:span><text:span text:style-name="T12"> o</text:span><text:span text:style-name="T10">ption</text:span><text:span text:style-name="T12">s tested. </text:span><text:span text:style-name="T13">F</text:span><text:span text:style-name="T11">or test purposes </text:span><text:span text:style-name="T12">each of these assumed all pins were not used.</text:span></text:p>
      <text:p text:style-name="P8" loext:marker-style-name="T16"><text:span text:style-name="T17"/></text:p>
      <text:p text:style-name="P8" loext:marker-style-name="T16"><text:span text:style-name="T17">Main:</text:span></text:p>
      <text:p text:style-name="P8" loext:marker-style-name="T16"><text:span text:style-name="T17"><text:s text:c="4"/></text:span><text:span text:style-name="T15">pause</text:span><text:span text:style-name="T17"> </text:span><text:span text:style-name="T19">3000</text:span></text:p>
      <text:p text:style-name="P6"><text:span text:style-name="T17"><text:s text:c="4"/></text:span><text:span text:style-name="T15">goto</text:span><text:span text:style-name="T17"> Main</text:span></text:p>
      <text:p text:style-name="P2" loext:marker-style-name="T16"><text:span text:style-name="T17"/></text:p>
      <text:p text:style-name="P9">The program <text:span text:style-name="T20">attached shows </text:span><text:span text:style-name="T22">all the </text:span><text:span text:style-name="T20">REM blocks for each of the options tried </text:span><text:span text:style-name="T21">and </text:span><text:span text:style-name="T20">details of the findings. </text:span></text:p>
      <text:p text:style-name="P9"/>
      <text:p text:style-name="P10"><text:span text:style-name="T26">Based on a 20M2 , w</text:span>hat I seem to have found is that:</text:p>
      <text:list text:style-name="L2">
        <text:list-item>
          <text:p text:style-name="P19"><text:span text:style-name="T26">Using the ‘pullup </text:span><text:span text:style-name="T41">$FFFF’ </text:span><text:span text:style-name="T26">command and default clock rate the current drain is about 70</text:span><text:span text:style-name="T29">1</text:span><text:span text:style-name="T26">.</text:span><text:span text:style-name="T29">8</text:span><text:span text:style-name="T26">uA.</text:span></text:p>
        </text:list-item>
        <text:list-item>
          <text:p text:style-name="P12">If pull-ups are not used the current drain is unstable and increased <text:span text:style-name="T27">to 1.1mA, </text:span>about <text:span text:style-name="T29">+</text:span>50%, <text:span text:style-name="T29">and </text:span><text:span text:style-name="T33">no doubt</text:span><text:span text:style-name="T29"> </text:span><text:span text:style-name="T33">there’s </text:span><text:span text:style-name="T29">more EMI</text:span>.</text:p>
        </text:list-item>
        <text:list-item>
          <text:p text:style-name="P13">Setting all possible pins to ADC <text:span text:style-name="T33">on this chip </text:span>left 5 pins without pull-ups, so current was still unstable at at about 880uA. </text:p>
        </text:list-item>
        <text:list-item>
          <text:p text:style-name="P13"><text:soft-page-break/>Adding pullup to these pins reduced current to 701.<text:span text:style-name="T29">1</text:span>uA, about a <text:span text:style-name="T29">7</text:span>00nA improvement by using ADC inputs instead of pull-ups. Yes, <text:span text:style-name="T28">thank you AI, but </text:span><text:span text:style-name="T35">a </text:span>very meagre <text:span text:style-name="T29">saving compared to using pull-ups</text:span>!!</text:p>
        </text:list-item>
        <text:list-item>
          <text:p text:style-name="P11"><text:span text:style-name="T27">Then a bizarre thing happened, </text:span><text:span text:style-name="T28">if the pins were not set as ADC, as in ‘adcsetup = %0000000000000000’, </text:span><text:span text:style-name="T29">or no adcsetup command. T</text:span><text:span text:style-name="T28">he current drain </text:span><text:span text:style-name="T29">was the same </text:span><text:span text:style-name="T28">w</text:span><text:span text:style-name="T29">hether I used ‘pullup $FFFF’, or </text:span><text:span text:style-name="T28"><text:s/>‘pullup %0111000110000000’ </text:span><text:span text:style-name="T33">targeting </text:span><text:span text:style-name="T29">just the non-ADC pins</text:span><text:span text:style-name="T28">. </text:span><text:span text:style-name="T29">The config is Option C3 in the attached, c</text:span><text:span text:style-name="T28">an anyone explain it?</text:span></text:p>
        </text:list-item>
        <text:list-item>
          <text:p text:style-name="P14">For this PIC, contrary to AI, setting <text:span text:style-name="T32">the pins as </text:span>outputs <text:span text:style-name="T32">a</text:span>chieved the lowest current drain, <text:span text:style-name="T32">whether they were default (low), or set </text:span><text:span text:style-name="T35">to</text:span><text:span text:style-name="T32"> low or high. However, </text:span>it took about 20 seconds to settle down to 700.9uA. Marginally beating the ADC input approach, it saved about 900nA.</text:p>
        </text:list-item>
        <text:list-item>
          <text:p text:style-name="P14">I had some 10k resistor arrays and using these as external pull-ups or pull-downs the current drain increased to about 705uA. Perhaps because <text:span text:style-name="T37">of </text:span>the<text:span text:style-name="T37">ir</text:span> lower resistance than the pull-up, which <text:span text:style-name="T33">I calculated </text:span>as about 37k ohm, <text:span text:style-name="T33">when using a 120k pull-down resistor</text:span>.</text:p>
        </text:list-item>
        <text:list-item>
          <text:p text:style-name="P18"><text:span text:style-name="T30">In terms of program space, a single pullup </text:span><text:span text:style-name="T33">command </text:span><text:span text:style-name="T30">controls all pins and is only 10 bytes, </text:span><text:span text:style-name="T31">using </text:span><text:span text:style-name="T30">the adcsetup adds 4 bytes, </text:span><text:span text:style-name="T31">or choosing to set pins as output cost 2 bytes per pin. </text:span></text:p>
        </text:list-item>
        <text:list-item>
          <text:p text:style-name="P18"><text:span text:style-name="T31">For unused pins it seems pointless to use </text:span><text:span text:style-name="T37">program </text:span><text:span text:style-name="T31">bytes setting them as input because this is </text:span><text:span text:style-name="T37">their </text:span><text:span text:style-name="T31">default.</text:span></text:p>
        </text:list-item>
      </text:list>
      <text:p text:style-name="P15"/>
      <text:p text:style-name="P16"><text:span text:style-name="T32">Unless you’re really scraping the bottom of the barrel, personally I think the KISS principle applies and pull-ups are the way to go. <text:s/>The 700nA saving with ADC inputs, or 900nA with outputs, </text:span><text:span text:style-name="T33">was interesting</text:span><text:span text:style-name="T32">. </text:span><text:span text:style-name="T34">Power savings on other chips could be significant but for the PICAXE 20M2 i</text:span><text:span text:style-name="T32">t’s </text:span><text:span text:style-name="T34">less than</text:span><text:span text:style-name="T32"> 0.13%</text:span><text:span text:style-name="T34">, </text:span><text:span text:style-name="T32">whereas you can save 33% by just shifting the clock rate down to 1MHz.</text:span></text:p>
      <text:p text:style-name="P16"/>
      <text:p text:style-name="P17">Hope you found it interesting. Feel free to share your preferences, corrections or wisdom. <text:span text:style-name="T36">The</text:span> <text:span text:style-name="T36">quirky behaviour of </text:span><text:span text:style-name="T37">settling the chip by </text:span><text:span text:style-name="T36">just pulling up the non-ADC pins seems odd. Could it </text:span><text:span text:style-name="T37">be </text:span><text:span text:style-name="T36">just be some leakage current from other pull-ups?</text:span></text:p>
      <text:p text:style-name="P7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cccccc"/>
      <style:paragraph-properties fo:margin-top="0cm" fo:margin-bottom="0cm" style:contextual-spacing="false" style:page-number="auto" fo:background-color="#cccccc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15:54:08.986441612</meta:creation-date>
    <dc:date>2026-01-20T22:10:51.290488461</dc:date>
    <meta:editing-duration>PT51M48S</meta:editing-duration>
    <meta:editing-cycles>10</meta:editing-cycles>
    <meta:generator>LibreOffice/24.2.7.2$Linux_X86_64 LibreOffice_project/420$Build-2</meta:generator>
    <meta:document-statistic meta:table-count="1" meta:image-count="0" meta:object-count="0" meta:page-count="2" meta:paragraph-count="44" meta:word-count="716" meta:character-count="4018" meta:non-whitespace-character-count="3340"/>
  </office:meta>
</office:document-meta>
</file>